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303.89mm" svg:height="154.85mm" svg:x="4780.99mm" svg:y="22.05mm">
            <loext:p draw:notify-on-update-of-ranges="merge_obj.A3:merge_obj.J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6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26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63"/>
        </table:table-row>
        <table:table-row table:style-name="ro1">
          <table:table-cell office:value-type="float" office:value="50964800" calcext:value-type="float">
            <text:p>50964800</text:p>
          </table:table-cell>
          <table:table-cell office:value-type="float" office:value="50970300" calcext:value-type="float">
            <text:p>50970300</text:p>
          </table:table-cell>
          <table:table-cell office:value-type="float" office:value="50961600" calcext:value-type="float">
            <text:p>50961600</text:p>
          </table:table-cell>
          <table:table-cell office:value-type="float" office:value="50986100" calcext:value-type="float">
            <text:p>509861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52500" calcext:value-type="float">
            <text:p>50952500</text:p>
          </table:table-cell>
          <table:table-cell office:value-type="float" office:value="50970200" calcext:value-type="float">
            <text:p>50970200</text:p>
          </table:table-cell>
          <table:table-cell office:value-type="float" office:value="50960400" calcext:value-type="float">
            <text:p>50960400</text:p>
          </table:table-cell>
          <table:table-cell office:value-type="float" office:value="50978300" calcext:value-type="float">
            <text:p>50978300</text:p>
          </table:table-cell>
          <table:table-cell office:value-type="float" office:value="50989300" calcext:value-type="float">
            <text:p>50989300</text:p>
          </table:table-cell>
          <table:table-cell office:value-type="float" office:value="50970400" calcext:value-type="float">
            <text:p>50970400</text:p>
          </table:table-cell>
          <table:table-cell office:value-type="float" office:value="50963000" calcext:value-type="float">
            <text:p>50963000</text:p>
          </table:table-cell>
          <table:table-cell office:value-type="float" office:value="50960600" calcext:value-type="float">
            <text:p>50960600</text:p>
          </table:table-cell>
          <table:table-cell office:value-type="float" office:value="50999000" calcext:value-type="float">
            <text:p>50999000</text:p>
          </table:table-cell>
          <table:table-cell office:value-type="float" office:value="50972000" calcext:value-type="float">
            <text:p>50972000</text:p>
          </table:table-cell>
          <table:table-cell office:value-type="float" office:value="50964000" calcext:value-type="float">
            <text:p>50964000</text:p>
          </table:table-cell>
          <table:table-cell office:value-type="float" office:value="50976300" calcext:value-type="float">
            <text:p>50976300</text:p>
          </table:table-cell>
          <table:table-cell office:value-type="float" office:value="50956600" calcext:value-type="float">
            <text:p>50956600</text:p>
          </table:table-cell>
          <table:table-cell office:value-type="float" office:value="50973000" calcext:value-type="float">
            <text:p>50973000</text:p>
          </table:table-cell>
          <table:table-cell office:value-type="float" office:value="50974400" calcext:value-type="float">
            <text:p>50974400</text:p>
          </table:table-cell>
          <table:table-cell office:value-type="float" office:value="51126400" calcext:value-type="float">
            <text:p>51126400</text:p>
          </table:table-cell>
          <table:table-cell office:value-type="float" office:value="51120600" calcext:value-type="float">
            <text:p>51120600</text:p>
          </table:table-cell>
          <table:table-cell office:value-type="float" office:value="51116300" calcext:value-type="float">
            <text:p>51116300</text:p>
          </table:table-cell>
          <table:table-cell office:value-type="float" office:value="51121700" calcext:value-type="float">
            <text:p>51121700</text:p>
          </table:table-cell>
          <table:table-cell office:value-type="float" office:value="51116200" calcext:value-type="float">
            <text:p>51116200</text:p>
          </table:table-cell>
          <table:table-cell office:value-type="float" office:value="51118800" calcext:value-type="float">
            <text:p>51118800</text:p>
          </table:table-cell>
          <table:table-cell office:value-type="float" office:value="51124300" calcext:value-type="float">
            <text:p>51124300</text:p>
          </table:table-cell>
          <table:table-cell office:value-type="float" office:value="51121900" calcext:value-type="float">
            <text:p>51121900</text:p>
          </table:table-cell>
          <table:table-cell office:value-type="float" office:value="51118200" calcext:value-type="float">
            <text:p>51118200</text:p>
          </table:table-cell>
          <table:table-cell office:value-type="float" office:value="51120400" calcext:value-type="float">
            <text:p>51120400</text:p>
          </table:table-cell>
          <table:table-cell office:value-type="float" office:value="51124600" calcext:value-type="float">
            <text:p>51124600</text:p>
          </table:table-cell>
          <table:table-cell office:value-type="float" office:value="51116900" calcext:value-type="float">
            <text:p>51116900</text:p>
          </table:table-cell>
          <table:table-cell office:value-type="float" office:value="51120000" calcext:value-type="float">
            <text:p>51120000</text:p>
          </table:table-cell>
          <table:table-cell office:value-type="float" office:value="51116500" calcext:value-type="float">
            <text:p>51116500</text:p>
          </table:table-cell>
          <table:table-cell office:value-type="float" office:value="51123600" calcext:value-type="float">
            <text:p>51123600</text:p>
          </table:table-cell>
          <table:table-cell office:value-type="float" office:value="51121300" calcext:value-type="float">
            <text:p>51121300</text:p>
          </table:table-cell>
          <table:table-cell office:value-type="float" office:value="51117600" calcext:value-type="float">
            <text:p>51117600</text:p>
          </table:table-cell>
          <table:table-cell office:value-type="float" office:value="51115100" calcext:value-type="float">
            <text:p>51115100</text:p>
          </table:table-cell>
          <table:table-cell office:value-type="float" office:value="51116100" calcext:value-type="float">
            <text:p>51116100</text:p>
          </table:table-cell>
          <table:table-cell office:value-type="float" office:value="51118200" calcext:value-type="float">
            <text:p>51118200</text:p>
          </table:table-cell>
          <table:table-cell office:value-type="float" office:value="51121200" calcext:value-type="float">
            <text:p>51121200</text:p>
          </table:table-cell>
          <table:table-cell office:value-type="float" office:value="51120200" calcext:value-type="float">
            <text:p>51120200</text:p>
          </table:table-cell>
          <table:table-cell office:value-type="float" office:value="51118900" calcext:value-type="float">
            <text:p>51118900</text:p>
          </table:table-cell>
          <table:table-cell office:value-type="float" office:value="51120200" calcext:value-type="float">
            <text:p>51120200</text:p>
          </table:table-cell>
          <table:table-cell table:number-columns-repeated="2" office:value-type="float" office:value="51119400" calcext:value-type="float">
            <text:p>51119400</text:p>
          </table:table-cell>
          <table:table-cell office:value-type="float" office:value="51119000" calcext:value-type="float">
            <text:p>51119000</text:p>
          </table:table-cell>
          <table:table-cell office:value-type="float" office:value="51118300" calcext:value-type="float">
            <text:p>51118300</text:p>
          </table:table-cell>
          <table:table-cell office:value-type="float" office:value="51118600" calcext:value-type="float">
            <text:p>51118600</text:p>
          </table:table-cell>
          <table:table-cell office:value-type="float" office:value="51121100" calcext:value-type="float">
            <text:p>51121100</text:p>
          </table:table-cell>
          <table:table-cell office:value-type="float" office:value="51159500" calcext:value-type="float">
            <text:p>51159500</text:p>
          </table:table-cell>
          <table:table-cell office:value-type="float" office:value="51158500" calcext:value-type="float">
            <text:p>51158500</text:p>
          </table:table-cell>
          <table:table-cell office:value-type="float" office:value="51156300" calcext:value-type="float">
            <text:p>51156300</text:p>
          </table:table-cell>
          <table:table-cell office:value-type="float" office:value="51157100" calcext:value-type="float">
            <text:p>51157100</text:p>
          </table:table-cell>
          <table:table-cell office:value-type="float" office:value="51159000" calcext:value-type="float">
            <text:p>51159000</text:p>
          </table:table-cell>
          <table:table-cell office:value-type="float" office:value="51157900" calcext:value-type="float">
            <text:p>51157900</text:p>
          </table:table-cell>
          <table:table-cell office:value-type="float" office:value="51156400" calcext:value-type="float">
            <text:p>51156400</text:p>
          </table:table-cell>
          <table:table-cell office:value-type="float" office:value="51158000" calcext:value-type="float">
            <text:p>51158000</text:p>
          </table:table-cell>
          <table:table-cell office:value-type="float" office:value="51155900" calcext:value-type="float">
            <text:p>51155900</text:p>
          </table:table-cell>
          <table:table-cell office:value-type="float" office:value="51156300" calcext:value-type="float">
            <text:p>51156300</text:p>
          </table:table-cell>
          <table:table-cell office:value-type="float" office:value="51159900" calcext:value-type="float">
            <text:p>51159900</text:p>
          </table:table-cell>
          <table:table-cell office:value-type="float" office:value="51159600" calcext:value-type="float">
            <text:p>51159600</text:p>
          </table:table-cell>
          <table:table-cell office:value-type="float" office:value="51157400" calcext:value-type="float">
            <text:p>51157400</text:p>
          </table:table-cell>
          <table:table-cell office:value-type="float" office:value="51159500" calcext:value-type="float">
            <text:p>51159500</text:p>
          </table:table-cell>
          <table:table-cell office:value-type="float" office:value="51159400" calcext:value-type="float">
            <text:p>51159400</text:p>
          </table:table-cell>
          <table:table-cell office:value-type="float" office:value="51158100" calcext:value-type="float">
            <text:p>51158100</text:p>
          </table:table-cell>
          <table:table-cell office:value-type="float" office:value="51156000" calcext:value-type="float">
            <text:p>51156000</text:p>
          </table:table-cell>
          <table:table-cell office:value-type="float" office:value="51158600" calcext:value-type="float">
            <text:p>51158600</text:p>
          </table:table-cell>
          <table:table-cell office:value-type="float" office:value="51157000" calcext:value-type="float">
            <text:p>51157000</text:p>
          </table:table-cell>
          <table:table-cell office:value-type="float" office:value="51158500" calcext:value-type="float">
            <text:p>51158500</text:p>
          </table:table-cell>
          <table:table-cell office:value-type="float" office:value="51156700" calcext:value-type="float">
            <text:p>51156700</text:p>
          </table:table-cell>
          <table:table-cell office:value-type="float" office:value="51157300" calcext:value-type="float">
            <text:p>51157300</text:p>
          </table:table-cell>
          <table:table-cell office:value-type="float" office:value="51158100" calcext:value-type="float">
            <text:p>51158100</text:p>
          </table:table-cell>
          <table:table-cell office:value-type="float" office:value="51156500" calcext:value-type="float">
            <text:p>51156500</text:p>
          </table:table-cell>
          <table:table-cell office:value-type="float" office:value="51160200" calcext:value-type="float">
            <text:p>51160200</text:p>
          </table:table-cell>
          <table:table-cell office:value-type="float" office:value="51157600" calcext:value-type="float">
            <text:p>51157600</text:p>
          </table:table-cell>
          <table:table-cell office:value-type="float" office:value="51158100" calcext:value-type="float">
            <text:p>51158100</text:p>
          </table:table-cell>
          <table:table-cell office:value-type="float" office:value="51156800" calcext:value-type="float">
            <text:p>51156800</text:p>
          </table:table-cell>
          <table:table-cell office:value-type="float" office:value="51157800" calcext:value-type="float">
            <text:p>51157800</text:p>
          </table:table-cell>
          <table:table-cell office:value-type="float" office:value="51159500" calcext:value-type="float">
            <text:p>51159500</text:p>
          </table:table-cell>
          <table:table-cell office:value-type="float" office:value="51157300" calcext:value-type="float">
            <text:p>51157300</text:p>
          </table:table-cell>
          <table:table-cell office:value-type="float" office:value="51158600" calcext:value-type="float">
            <text:p>51158600</text:p>
          </table:table-cell>
          <table:table-cell office:value-type="float" office:value="51159300" calcext:value-type="float">
            <text:p>51159300</text:p>
          </table:table-cell>
          <table:table-cell office:value-type="float" office:value="51158400" calcext:value-type="float">
            <text:p>51158400</text:p>
          </table:table-cell>
          <table:table-cell office:value-type="float" office:value="51158500" calcext:value-type="float">
            <text:p>51158500</text:p>
          </table:table-cell>
          <table:table-cell office:value-type="float" office:value="51159100" calcext:value-type="float">
            <text:p>51159100</text:p>
          </table:table-cell>
          <table:table-cell table:number-columns-repeated="2" office:value-type="float" office:value="51156900" calcext:value-type="float">
            <text:p>51156900</text:p>
          </table:table-cell>
          <table:table-cell office:value-type="float" office:value="51157100" calcext:value-type="float">
            <text:p>51157100</text:p>
          </table:table-cell>
          <table:table-cell office:value-type="float" office:value="51158600" calcext:value-type="float">
            <text:p>51158600</text:p>
          </table:table-cell>
          <table:table-cell office:value-type="float" office:value="51168800" calcext:value-type="float">
            <text:p>51168800</text:p>
          </table:table-cell>
          <table:table-cell office:value-type="float" office:value="51169100" calcext:value-type="float">
            <text:p>511691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9200" calcext:value-type="float">
            <text:p>51169200</text:p>
          </table:table-cell>
          <table:table-cell office:value-type="float" office:value="51167700" calcext:value-type="float">
            <text:p>51167700</text:p>
          </table:table-cell>
          <table:table-cell office:value-type="float" office:value="51169100" calcext:value-type="float">
            <text:p>51169100</text:p>
          </table:table-cell>
          <table:table-cell office:value-type="float" office:value="51169300" calcext:value-type="float">
            <text:p>51169300</text:p>
          </table:table-cell>
          <table:table-cell office:value-type="float" office:value="51168000" calcext:value-type="float">
            <text:p>51168000</text:p>
          </table:table-cell>
          <table:table-cell office:value-type="float" office:value="51168500" calcext:value-type="float">
            <text:p>51168500</text:p>
          </table:table-cell>
          <table:table-cell office:value-type="float" office:value="51168900" calcext:value-type="float">
            <text:p>51168900</text:p>
          </table:table-cell>
          <table:table-cell office:value-type="float" office:value="51167600" calcext:value-type="float">
            <text:p>51167600</text:p>
          </table:table-cell>
          <table:table-cell office:value-type="float" office:value="51169500" calcext:value-type="float">
            <text:p>51169500</text:p>
          </table:table-cell>
          <table:table-cell office:value-type="float" office:value="51168600" calcext:value-type="float">
            <text:p>51168600</text:p>
          </table:table-cell>
          <table:table-cell office:value-type="float" office:value="51168900" calcext:value-type="float">
            <text:p>51168900</text:p>
          </table:table-cell>
          <table:table-cell office:value-type="float" office:value="51168700" calcext:value-type="float">
            <text:p>51168700</text:p>
          </table:table-cell>
          <table:table-cell office:value-type="float" office:value="51168900" calcext:value-type="float">
            <text:p>51168900</text:p>
          </table:table-cell>
          <table:table-cell office:value-type="float" office:value="51168500" calcext:value-type="float">
            <text:p>51168500</text:p>
          </table:table-cell>
          <table:table-cell office:value-type="float" office:value="51167500" calcext:value-type="float">
            <text:p>51167500</text:p>
          </table:table-cell>
          <table:table-cell office:value-type="float" office:value="51168700" calcext:value-type="float">
            <text:p>51168700</text:p>
          </table:table-cell>
          <table:table-cell office:value-type="float" office:value="51167800" calcext:value-type="float">
            <text:p>51167800</text:p>
          </table:table-cell>
          <table:table-cell office:value-type="float" office:value="51169500" calcext:value-type="float">
            <text:p>51169500</text:p>
          </table:table-cell>
          <table:table-cell table:number-columns-repeated="2" office:value-type="float" office:value="51168600" calcext:value-type="float">
            <text:p>51168600</text:p>
          </table:table-cell>
          <table:table-cell office:value-type="float" office:value="51169100" calcext:value-type="float">
            <text:p>51169100</text:p>
          </table:table-cell>
          <table:table-cell office:value-type="float" office:value="51168200" calcext:value-type="float">
            <text:p>51168200</text:p>
          </table:table-cell>
          <table:table-cell office:value-type="float" office:value="51169500" calcext:value-type="float">
            <text:p>51169500</text:p>
          </table:table-cell>
          <table:table-cell office:value-type="float" office:value="51168100" calcext:value-type="float">
            <text:p>51168100</text:p>
          </table:table-cell>
          <table:table-cell office:value-type="float" office:value="51167300" calcext:value-type="float">
            <text:p>51167300</text:p>
          </table:table-cell>
          <table:table-cell office:value-type="float" office:value="51167600" calcext:value-type="float">
            <text:p>51167600</text:p>
          </table:table-cell>
          <table:table-cell office:value-type="float" office:value="51168500" calcext:value-type="float">
            <text:p>511685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7500" calcext:value-type="float">
            <text:p>511675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8000" calcext:value-type="float">
            <text:p>511680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8600" calcext:value-type="float">
            <text:p>51168600</text:p>
          </table:table-cell>
          <table:table-cell office:value-type="float" office:value="51167500" calcext:value-type="float">
            <text:p>51167500</text:p>
          </table:table-cell>
          <table:table-cell office:value-type="float" office:value="51168100" calcext:value-type="float">
            <text:p>51168100</text:p>
          </table:table-cell>
          <table:table-cell office:value-type="float" office:value="51169400" calcext:value-type="float">
            <text:p>511694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9100" calcext:value-type="float">
            <text:p>51169100</text:p>
          </table:table-cell>
          <table:table-cell office:value-type="float" office:value="51168400" calcext:value-type="float">
            <text:p>51168400</text:p>
          </table:table-cell>
          <table:table-cell office:value-type="float" office:value="51169200" calcext:value-type="float">
            <text:p>51169200</text:p>
          </table:table-cell>
          <table:table-cell office:value-type="float" office:value="51169000" calcext:value-type="float">
            <text:p>51169000</text:p>
          </table:table-cell>
          <table:table-cell office:value-type="float" office:value="51169100" calcext:value-type="float">
            <text:p>51169100</text:p>
          </table:table-cell>
          <table:table-cell office:value-type="float" office:value="51168800" calcext:value-type="float">
            <text:p>51168800</text:p>
          </table:table-cell>
          <table:table-cell table:number-columns-repeated="2" office:value-type="float" office:value="51168200" calcext:value-type="float">
            <text:p>51168200</text:p>
          </table:table-cell>
          <table:table-cell office:value-type="float" office:value="51168400" calcext:value-type="float">
            <text:p>51168400</text:p>
          </table:table-cell>
          <table:table-cell office:value-type="float" office:value="51167200" calcext:value-type="float">
            <text:p>51167200</text:p>
          </table:table-cell>
          <table:table-cell office:value-type="float" office:value="51170900" calcext:value-type="float">
            <text:p>511709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700" calcext:value-type="float">
            <text:p>51171700</text:p>
          </table:table-cell>
          <table:table-cell office:value-type="float" office:value="51171600" calcext:value-type="float">
            <text:p>51171600</text:p>
          </table:table-cell>
          <table:table-cell office:value-type="float" office:value="51170900" calcext:value-type="float">
            <text:p>51170900</text:p>
          </table:table-cell>
          <table:table-cell office:value-type="float" office:value="51170700" calcext:value-type="float">
            <text:p>51170700</text:p>
          </table:table-cell>
          <table:table-cell office:value-type="float" office:value="51171000" calcext:value-type="float">
            <text:p>511710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400" calcext:value-type="float">
            <text:p>51171400</text:p>
          </table:table-cell>
          <table:table-cell office:value-type="float" office:value="51170900" calcext:value-type="float">
            <text:p>51170900</text:p>
          </table:table-cell>
          <table:table-cell office:value-type="float" office:value="51171100" calcext:value-type="float">
            <text:p>51171100</text:p>
          </table:table-cell>
          <table:table-cell table:number-columns-repeated="2" office:value-type="float" office:value="51171300" calcext:value-type="float">
            <text:p>51171300</text:p>
          </table:table-cell>
          <table:table-cell office:value-type="float" office:value="51171600" calcext:value-type="float">
            <text:p>511716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600" calcext:value-type="float">
            <text:p>51171600</text:p>
          </table:table-cell>
          <table:table-cell office:value-type="float" office:value="51171400" calcext:value-type="float">
            <text:p>511714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200" calcext:value-type="float">
            <text:p>51171200</text:p>
          </table:table-cell>
          <table:table-cell office:value-type="float" office:value="51171100" calcext:value-type="float">
            <text:p>51171100</text:p>
          </table:table-cell>
          <table:table-cell table:number-columns-repeated="2" office:value-type="float" office:value="51171000" calcext:value-type="float">
            <text:p>511710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200" calcext:value-type="float">
            <text:p>511712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400" calcext:value-type="float">
            <text:p>51171400</text:p>
          </table:table-cell>
          <table:table-cell table:number-columns-repeated="2" office:value-type="float" office:value="51171600" calcext:value-type="float">
            <text:p>511716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600" calcext:value-type="float">
            <text:p>51171600</text:p>
          </table:table-cell>
          <table:table-cell office:value-type="float" office:value="51171400" calcext:value-type="float">
            <text:p>511714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600" calcext:value-type="float">
            <text:p>51171600</text:p>
          </table:table-cell>
          <table:table-cell office:value-type="float" office:value="51171800" calcext:value-type="float">
            <text:p>51171800</text:p>
          </table:table-cell>
          <table:table-cell office:value-type="float" office:value="51170900" calcext:value-type="float">
            <text:p>51170900</text:p>
          </table:table-cell>
          <table:table-cell office:value-type="float" office:value="51170700" calcext:value-type="float">
            <text:p>51170700</text:p>
          </table:table-cell>
          <table:table-cell office:value-type="float" office:value="51171100" calcext:value-type="float">
            <text:p>51171100</text:p>
          </table:table-cell>
          <table:table-cell office:value-type="float" office:value="51171400" calcext:value-type="float">
            <text:p>511714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0600" calcext:value-type="float">
            <text:p>51170600</text:p>
          </table:table-cell>
          <table:table-cell office:value-type="float" office:value="51170700" calcext:value-type="float">
            <text:p>51170700</text:p>
          </table:table-cell>
          <table:table-cell table:number-columns-repeated="2" office:value-type="float" office:value="51171000" calcext:value-type="float">
            <text:p>511710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200" calcext:value-type="float">
            <text:p>51171200</text:p>
          </table:table-cell>
          <table:table-cell office:value-type="float" office:value="51171800" calcext:value-type="float">
            <text:p>51171800</text:p>
          </table:table-cell>
          <table:table-cell table:number-columns-repeated="2" office:value-type="float" office:value="51171000" calcext:value-type="float">
            <text:p>51171000</text:p>
          </table:table-cell>
          <table:table-cell office:value-type="float" office:value="51171700" calcext:value-type="float">
            <text:p>51171700</text:p>
          </table:table-cell>
          <table:table-cell office:value-type="float" office:value="51171800" calcext:value-type="float">
            <text:p>51171800</text:p>
          </table:table-cell>
          <table:table-cell office:value-type="float" office:value="51171500" calcext:value-type="float">
            <text:p>51171500</text:p>
          </table:table-cell>
          <table:table-cell office:value-type="float" office:value="51171200" calcext:value-type="float">
            <text:p>511712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400" calcext:value-type="float">
            <text:p>51171400</text:p>
          </table:table-cell>
          <table:table-cell office:value-type="float" office:value="51171300" calcext:value-type="float">
            <text:p>51171300</text:p>
          </table:table-cell>
          <table:table-cell office:value-type="float" office:value="51171700" calcext:value-type="float">
            <text:p>51171700</text:p>
          </table:table-cell>
          <table:table-cell office:value-type="float" office:value="51171100" calcext:value-type="float">
            <text:p>51171100</text:p>
          </table:table-cell>
          <table:table-cell office:value-type="float" office:value="51171200" calcext:value-type="float">
            <text:p>511712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1900" calcext:value-type="float">
            <text:p>51171900</text:p>
          </table:table-cell>
          <table:table-cell table:number-columns-repeated="2" office:value-type="float" office:value="51172300" calcext:value-type="float">
            <text:p>511723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1800" calcext:value-type="float">
            <text:p>51171800</text:p>
          </table:table-cell>
          <table:table-cell office:value-type="float" office:value="51172000" calcext:value-type="float">
            <text:p>51172000</text:p>
          </table:table-cell>
          <table:table-cell table:number-columns-repeated="3" office:value-type="float" office:value="51172200" calcext:value-type="float">
            <text:p>511722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2300" calcext:value-type="float">
            <text:p>51172300</text:p>
          </table:table-cell>
          <table:table-cell office:value-type="float" office:value="51172200" calcext:value-type="float">
            <text:p>511722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300" calcext:value-type="float">
            <text:p>51172300</text:p>
          </table:table-cell>
          <table:table-cell table:number-columns-repeated="2" office:value-type="float" office:value="51172100" calcext:value-type="float">
            <text:p>51172100</text:p>
          </table:table-cell>
          <table:table-cell office:value-type="float" office:value="51172200" calcext:value-type="float">
            <text:p>51172200</text:p>
          </table:table-cell>
          <table:table-cell table:number-columns-repeated="4" office:value-type="float" office:value="51172000" calcext:value-type="float">
            <text:p>51172000</text:p>
          </table:table-cell>
          <table:table-cell office:value-type="float" office:value="51171900" calcext:value-type="float">
            <text:p>51171900</text:p>
          </table:table-cell>
          <table:table-cell office:value-type="float" office:value="51172000" calcext:value-type="float">
            <text:p>51172000</text:p>
          </table:table-cell>
          <table:table-cell table:number-columns-repeated="2" office:value-type="float" office:value="51172100" calcext:value-type="float">
            <text:p>51172100</text:p>
          </table:table-cell>
          <table:table-cell office:value-type="float" office:value="51172300" calcext:value-type="float">
            <text:p>51172300</text:p>
          </table:table-cell>
          <table:table-cell office:value-type="float" office:value="51171900" calcext:value-type="float">
            <text:p>511719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2200" calcext:value-type="float">
            <text:p>51172200</text:p>
          </table:table-cell>
          <table:table-cell office:value-type="float" office:value="51171900" calcext:value-type="float">
            <text:p>51171900</text:p>
          </table:table-cell>
          <table:table-cell table:number-columns-repeated="2" office:value-type="float" office:value="51172100" calcext:value-type="float">
            <text:p>51172100</text:p>
          </table:table-cell>
          <table:table-cell office:value-type="float" office:value="51172200" calcext:value-type="float">
            <text:p>51172200</text:p>
          </table:table-cell>
          <table:table-cell table:number-columns-repeated="2" office:value-type="float" office:value="51172100" calcext:value-type="float">
            <text:p>511721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200" calcext:value-type="float">
            <text:p>51172200</text:p>
          </table:table-cell>
          <table:table-cell office:value-type="float" office:value="51171900" calcext:value-type="float">
            <text:p>51171900</text:p>
          </table:table-cell>
          <table:table-cell office:value-type="float" office:value="51172200" calcext:value-type="float">
            <text:p>51172200</text:p>
          </table:table-cell>
          <table:table-cell office:value-type="float" office:value="51171900" calcext:value-type="float">
            <text:p>511719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400" calcext:value-type="float">
            <text:p>51172400</text:p>
          </table:table-cell>
          <table:table-cell office:value-type="float" office:value="51171900" calcext:value-type="float">
            <text:p>51171900</text:p>
          </table:table-cell>
          <table:table-cell table:number-columns-repeated="3" office:value-type="float" office:value="51172200" calcext:value-type="float">
            <text:p>511722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300" calcext:value-type="float">
            <text:p>511723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2200" calcext:value-type="float">
            <text:p>51172200</text:p>
          </table:table-cell>
          <table:table-cell table:number-columns-repeated="2" office:value-type="float" office:value="51171900" calcext:value-type="float">
            <text:p>51171900</text:p>
          </table:table-cell>
          <table:table-cell office:value-type="float" office:value="51172200" calcext:value-type="float">
            <text:p>51172200</text:p>
          </table:table-cell>
          <table:table-cell office:value-type="float" office:value="51172000" calcext:value-type="float">
            <text:p>51172000</text:p>
          </table:table-cell>
          <table:table-cell table:number-columns-repeated="4" office:value-type="float" office:value="51172100" calcext:value-type="float">
            <text:p>51172100</text:p>
          </table:table-cell>
          <table:table-cell office:value-type="float" office:value="51172000" calcext:value-type="float">
            <text:p>51172000</text:p>
          </table:table-cell>
          <table:table-cell table:number-columns-repeated="2" office:value-type="float" office:value="51172200" calcext:value-type="float">
            <text:p>511722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2100" calcext:value-type="float">
            <text:p>51172100</text:p>
          </table:table-cell>
          <table:table-cell office:value-type="float" office:value="51172000" calcext:value-type="float">
            <text:p>51172000</text:p>
          </table:table-cell>
          <table:table-cell office:value-type="float" office:value="51171900" calcext:value-type="float">
            <text:p>51171900</text:p>
          </table:table-cell>
          <table:table-cell table:number-columns-repeated="2" office:value-type="float" office:value="51172000" calcext:value-type="float">
            <text:p>5117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8:11:09.397681866</dc:date>
    <meta:editing-duration>PT1M7S</meta:editing-duration>
    <meta:editing-cycles>1</meta:editing-cycles>
    <meta:document-statistic meta:table-count="1" meta:cell-count="2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9cm" svg:height="15.486cm" xlink:href=".." xlink:type="simple" chart:class="chart:line" chart:style-name="ch1">
        <chart:title svg:x="12.625cm" svg:y="0.445cm" chart:style-name="ch2">
          <text:p>zuck_large - cone mining</text:p>
        </chart:title>
        <chart:plot-area chart:style-name="ch3" table:cell-range-address="merge_obj.A3:merge_obj.JJ3" svg:x="0.607cm" svg:y="1.533cm" svg:width="29.176cm" svg:height="13.644cm">
          <chartooo:coordinate-region svg:x="2.34cm" svg:y="1.655cm" svg:width="27.443cm" svg:height="12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JJ3" chart:class="chart:line">
            <chart:data-point chart:repeated="2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964800">
                <text:p>50964800</text:p>
                <draw:g>
                  <svg:desc>merge_obj.A3:merge_obj.JJ3</svg:desc>
                </draw:g>
              </table:table-cell>
              <table:table-cell office:value-type="float" office:value="50970300">
                <text:p>50970300</text:p>
              </table:table-cell>
              <table:table-cell office:value-type="float" office:value="50961600">
                <text:p>50961600</text:p>
              </table:table-cell>
              <table:table-cell office:value-type="float" office:value="50986100">
                <text:p>50986100</text:p>
              </table:table-cell>
              <table:table-cell office:value-type="float" office:value="50952800">
                <text:p>50952800</text:p>
              </table:table-cell>
              <table:table-cell office:value-type="float" office:value="50952500">
                <text:p>50952500</text:p>
              </table:table-cell>
              <table:table-cell office:value-type="float" office:value="50970200">
                <text:p>50970200</text:p>
              </table:table-cell>
              <table:table-cell office:value-type="float" office:value="50960400">
                <text:p>50960400</text:p>
              </table:table-cell>
              <table:table-cell office:value-type="float" office:value="50978300">
                <text:p>50978300</text:p>
              </table:table-cell>
              <table:table-cell office:value-type="float" office:value="50989300">
                <text:p>50989300</text:p>
              </table:table-cell>
              <table:table-cell office:value-type="float" office:value="50970400">
                <text:p>50970400</text:p>
              </table:table-cell>
              <table:table-cell office:value-type="float" office:value="50963000">
                <text:p>50963000</text:p>
              </table:table-cell>
              <table:table-cell office:value-type="float" office:value="50960600">
                <text:p>50960600</text:p>
              </table:table-cell>
              <table:table-cell office:value-type="float" office:value="50999000">
                <text:p>50999000</text:p>
              </table:table-cell>
              <table:table-cell office:value-type="float" office:value="50972000">
                <text:p>50972000</text:p>
              </table:table-cell>
              <table:table-cell office:value-type="float" office:value="50964000">
                <text:p>50964000</text:p>
              </table:table-cell>
              <table:table-cell office:value-type="float" office:value="50976300">
                <text:p>50976300</text:p>
              </table:table-cell>
              <table:table-cell office:value-type="float" office:value="50956600">
                <text:p>50956600</text:p>
              </table:table-cell>
              <table:table-cell office:value-type="float" office:value="50973000">
                <text:p>50973000</text:p>
              </table:table-cell>
              <table:table-cell office:value-type="float" office:value="50974400">
                <text:p>50974400</text:p>
              </table:table-cell>
              <table:table-cell office:value-type="float" office:value="51126400">
                <text:p>51126400</text:p>
              </table:table-cell>
              <table:table-cell office:value-type="float" office:value="51120600">
                <text:p>51120600</text:p>
              </table:table-cell>
              <table:table-cell office:value-type="float" office:value="51116300">
                <text:p>51116300</text:p>
              </table:table-cell>
              <table:table-cell office:value-type="float" office:value="51121700">
                <text:p>51121700</text:p>
              </table:table-cell>
              <table:table-cell office:value-type="float" office:value="51116200">
                <text:p>51116200</text:p>
              </table:table-cell>
              <table:table-cell office:value-type="float" office:value="51118800">
                <text:p>51118800</text:p>
              </table:table-cell>
              <table:table-cell office:value-type="float" office:value="51124300">
                <text:p>51124300</text:p>
              </table:table-cell>
              <table:table-cell office:value-type="float" office:value="51121900">
                <text:p>51121900</text:p>
              </table:table-cell>
              <table:table-cell office:value-type="float" office:value="51118200">
                <text:p>51118200</text:p>
              </table:table-cell>
              <table:table-cell office:value-type="float" office:value="51120400">
                <text:p>51120400</text:p>
              </table:table-cell>
              <table:table-cell office:value-type="float" office:value="51124600">
                <text:p>51124600</text:p>
              </table:table-cell>
              <table:table-cell office:value-type="float" office:value="51116900">
                <text:p>51116900</text:p>
              </table:table-cell>
              <table:table-cell office:value-type="float" office:value="51120000">
                <text:p>51120000</text:p>
              </table:table-cell>
              <table:table-cell office:value-type="float" office:value="51116500">
                <text:p>51116500</text:p>
              </table:table-cell>
              <table:table-cell office:value-type="float" office:value="51123600">
                <text:p>51123600</text:p>
              </table:table-cell>
              <table:table-cell office:value-type="float" office:value="51121300">
                <text:p>51121300</text:p>
              </table:table-cell>
              <table:table-cell office:value-type="float" office:value="51117600">
                <text:p>51117600</text:p>
              </table:table-cell>
              <table:table-cell office:value-type="float" office:value="51115100">
                <text:p>51115100</text:p>
              </table:table-cell>
              <table:table-cell office:value-type="float" office:value="51116100">
                <text:p>51116100</text:p>
              </table:table-cell>
              <table:table-cell office:value-type="float" office:value="51118200">
                <text:p>51118200</text:p>
              </table:table-cell>
              <table:table-cell office:value-type="float" office:value="51121200">
                <text:p>51121200</text:p>
              </table:table-cell>
              <table:table-cell office:value-type="float" office:value="51120200">
                <text:p>51120200</text:p>
              </table:table-cell>
              <table:table-cell office:value-type="float" office:value="51118900">
                <text:p>51118900</text:p>
              </table:table-cell>
              <table:table-cell office:value-type="float" office:value="51120200">
                <text:p>51120200</text:p>
              </table:table-cell>
              <table:table-cell office:value-type="float" office:value="51119400">
                <text:p>51119400</text:p>
              </table:table-cell>
              <table:table-cell office:value-type="float" office:value="51119400">
                <text:p>51119400</text:p>
              </table:table-cell>
              <table:table-cell office:value-type="float" office:value="51119000">
                <text:p>51119000</text:p>
              </table:table-cell>
              <table:table-cell office:value-type="float" office:value="51118300">
                <text:p>51118300</text:p>
              </table:table-cell>
              <table:table-cell office:value-type="float" office:value="51118600">
                <text:p>51118600</text:p>
              </table:table-cell>
              <table:table-cell office:value-type="float" office:value="51121100">
                <text:p>51121100</text:p>
              </table:table-cell>
              <table:table-cell office:value-type="float" office:value="51159500">
                <text:p>51159500</text:p>
              </table:table-cell>
              <table:table-cell office:value-type="float" office:value="51158500">
                <text:p>51158500</text:p>
              </table:table-cell>
              <table:table-cell office:value-type="float" office:value="51156300">
                <text:p>51156300</text:p>
              </table:table-cell>
              <table:table-cell office:value-type="float" office:value="51157100">
                <text:p>51157100</text:p>
              </table:table-cell>
              <table:table-cell office:value-type="float" office:value="51159000">
                <text:p>51159000</text:p>
              </table:table-cell>
              <table:table-cell office:value-type="float" office:value="51157900">
                <text:p>51157900</text:p>
              </table:table-cell>
              <table:table-cell office:value-type="float" office:value="51156400">
                <text:p>51156400</text:p>
              </table:table-cell>
              <table:table-cell office:value-type="float" office:value="51158000">
                <text:p>51158000</text:p>
              </table:table-cell>
              <table:table-cell office:value-type="float" office:value="51155900">
                <text:p>51155900</text:p>
              </table:table-cell>
              <table:table-cell office:value-type="float" office:value="51156300">
                <text:p>51156300</text:p>
              </table:table-cell>
              <table:table-cell office:value-type="float" office:value="51159900">
                <text:p>51159900</text:p>
              </table:table-cell>
              <table:table-cell office:value-type="float" office:value="51159600">
                <text:p>51159600</text:p>
              </table:table-cell>
              <table:table-cell office:value-type="float" office:value="51157400">
                <text:p>51157400</text:p>
              </table:table-cell>
              <table:table-cell office:value-type="float" office:value="51159500">
                <text:p>51159500</text:p>
              </table:table-cell>
              <table:table-cell office:value-type="float" office:value="51159400">
                <text:p>51159400</text:p>
              </table:table-cell>
              <table:table-cell office:value-type="float" office:value="51158100">
                <text:p>51158100</text:p>
              </table:table-cell>
              <table:table-cell office:value-type="float" office:value="51156000">
                <text:p>51156000</text:p>
              </table:table-cell>
              <table:table-cell office:value-type="float" office:value="51158600">
                <text:p>51158600</text:p>
              </table:table-cell>
              <table:table-cell office:value-type="float" office:value="51157000">
                <text:p>51157000</text:p>
              </table:table-cell>
              <table:table-cell office:value-type="float" office:value="51158500">
                <text:p>51158500</text:p>
              </table:table-cell>
              <table:table-cell office:value-type="float" office:value="51156700">
                <text:p>51156700</text:p>
              </table:table-cell>
              <table:table-cell office:value-type="float" office:value="51157300">
                <text:p>51157300</text:p>
              </table:table-cell>
              <table:table-cell office:value-type="float" office:value="51158100">
                <text:p>51158100</text:p>
              </table:table-cell>
              <table:table-cell office:value-type="float" office:value="51156500">
                <text:p>51156500</text:p>
              </table:table-cell>
              <table:table-cell office:value-type="float" office:value="51160200">
                <text:p>51160200</text:p>
              </table:table-cell>
              <table:table-cell office:value-type="float" office:value="51157600">
                <text:p>51157600</text:p>
              </table:table-cell>
              <table:table-cell office:value-type="float" office:value="51158100">
                <text:p>51158100</text:p>
              </table:table-cell>
              <table:table-cell office:value-type="float" office:value="51156800">
                <text:p>51156800</text:p>
              </table:table-cell>
              <table:table-cell office:value-type="float" office:value="51157800">
                <text:p>51157800</text:p>
              </table:table-cell>
              <table:table-cell office:value-type="float" office:value="51159500">
                <text:p>51159500</text:p>
              </table:table-cell>
              <table:table-cell office:value-type="float" office:value="51157300">
                <text:p>51157300</text:p>
              </table:table-cell>
              <table:table-cell office:value-type="float" office:value="51158600">
                <text:p>51158600</text:p>
              </table:table-cell>
              <table:table-cell office:value-type="float" office:value="51159300">
                <text:p>51159300</text:p>
              </table:table-cell>
              <table:table-cell office:value-type="float" office:value="51158400">
                <text:p>51158400</text:p>
              </table:table-cell>
              <table:table-cell office:value-type="float" office:value="51158500">
                <text:p>51158500</text:p>
              </table:table-cell>
              <table:table-cell office:value-type="float" office:value="51159100">
                <text:p>51159100</text:p>
              </table:table-cell>
              <table:table-cell office:value-type="float" office:value="51156900">
                <text:p>51156900</text:p>
              </table:table-cell>
              <table:table-cell office:value-type="float" office:value="51156900">
                <text:p>51156900</text:p>
              </table:table-cell>
              <table:table-cell office:value-type="float" office:value="51157100">
                <text:p>51157100</text:p>
              </table:table-cell>
              <table:table-cell office:value-type="float" office:value="51158600">
                <text:p>51158600</text:p>
              </table:table-cell>
              <table:table-cell office:value-type="float" office:value="51168800">
                <text:p>51168800</text:p>
              </table:table-cell>
              <table:table-cell office:value-type="float" office:value="51169100">
                <text:p>511691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9200">
                <text:p>51169200</text:p>
              </table:table-cell>
              <table:table-cell office:value-type="float" office:value="51167700">
                <text:p>51167700</text:p>
              </table:table-cell>
              <table:table-cell office:value-type="float" office:value="51169100">
                <text:p>51169100</text:p>
              </table:table-cell>
              <table:table-cell office:value-type="float" office:value="51169300">
                <text:p>51169300</text:p>
              </table:table-cell>
              <table:table-cell office:value-type="float" office:value="51168000">
                <text:p>51168000</text:p>
              </table:table-cell>
              <table:table-cell office:value-type="float" office:value="51168500">
                <text:p>51168500</text:p>
              </table:table-cell>
              <table:table-cell office:value-type="float" office:value="51168900">
                <text:p>51168900</text:p>
              </table:table-cell>
              <table:table-cell office:value-type="float" office:value="51167600">
                <text:p>51167600</text:p>
              </table:table-cell>
              <table:table-cell office:value-type="float" office:value="51169500">
                <text:p>51169500</text:p>
              </table:table-cell>
              <table:table-cell office:value-type="float" office:value="51168600">
                <text:p>51168600</text:p>
              </table:table-cell>
              <table:table-cell office:value-type="float" office:value="51168900">
                <text:p>51168900</text:p>
              </table:table-cell>
              <table:table-cell office:value-type="float" office:value="51168700">
                <text:p>51168700</text:p>
              </table:table-cell>
              <table:table-cell office:value-type="float" office:value="51168900">
                <text:p>51168900</text:p>
              </table:table-cell>
              <table:table-cell office:value-type="float" office:value="51168500">
                <text:p>51168500</text:p>
              </table:table-cell>
              <table:table-cell office:value-type="float" office:value="51167500">
                <text:p>51167500</text:p>
              </table:table-cell>
              <table:table-cell office:value-type="float" office:value="51168700">
                <text:p>51168700</text:p>
              </table:table-cell>
              <table:table-cell office:value-type="float" office:value="51167800">
                <text:p>51167800</text:p>
              </table:table-cell>
              <table:table-cell office:value-type="float" office:value="51169500">
                <text:p>51169500</text:p>
              </table:table-cell>
              <table:table-cell office:value-type="float" office:value="51168600">
                <text:p>51168600</text:p>
              </table:table-cell>
              <table:table-cell office:value-type="float" office:value="51168600">
                <text:p>51168600</text:p>
              </table:table-cell>
              <table:table-cell office:value-type="float" office:value="51169100">
                <text:p>51169100</text:p>
              </table:table-cell>
              <table:table-cell office:value-type="float" office:value="51168200">
                <text:p>51168200</text:p>
              </table:table-cell>
              <table:table-cell office:value-type="float" office:value="51169500">
                <text:p>51169500</text:p>
              </table:table-cell>
              <table:table-cell office:value-type="float" office:value="51168100">
                <text:p>51168100</text:p>
              </table:table-cell>
              <table:table-cell office:value-type="float" office:value="51167300">
                <text:p>51167300</text:p>
              </table:table-cell>
              <table:table-cell office:value-type="float" office:value="51167600">
                <text:p>51167600</text:p>
              </table:table-cell>
              <table:table-cell office:value-type="float" office:value="51168500">
                <text:p>511685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7500">
                <text:p>511675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8000">
                <text:p>511680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8600">
                <text:p>51168600</text:p>
              </table:table-cell>
              <table:table-cell office:value-type="float" office:value="51167500">
                <text:p>51167500</text:p>
              </table:table-cell>
              <table:table-cell office:value-type="float" office:value="51168100">
                <text:p>51168100</text:p>
              </table:table-cell>
              <table:table-cell office:value-type="float" office:value="51169400">
                <text:p>511694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9100">
                <text:p>51169100</text:p>
              </table:table-cell>
              <table:table-cell office:value-type="float" office:value="51168400">
                <text:p>51168400</text:p>
              </table:table-cell>
              <table:table-cell office:value-type="float" office:value="51169200">
                <text:p>51169200</text:p>
              </table:table-cell>
              <table:table-cell office:value-type="float" office:value="51169000">
                <text:p>51169000</text:p>
              </table:table-cell>
              <table:table-cell office:value-type="float" office:value="51169100">
                <text:p>51169100</text:p>
              </table:table-cell>
              <table:table-cell office:value-type="float" office:value="51168800">
                <text:p>51168800</text:p>
              </table:table-cell>
              <table:table-cell office:value-type="float" office:value="51168200">
                <text:p>51168200</text:p>
              </table:table-cell>
              <table:table-cell office:value-type="float" office:value="51168200">
                <text:p>51168200</text:p>
              </table:table-cell>
              <table:table-cell office:value-type="float" office:value="51168400">
                <text:p>51168400</text:p>
              </table:table-cell>
              <table:table-cell office:value-type="float" office:value="51167200">
                <text:p>51167200</text:p>
              </table:table-cell>
              <table:table-cell office:value-type="float" office:value="51170900">
                <text:p>511709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700">
                <text:p>511717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0900">
                <text:p>51170900</text:p>
              </table:table-cell>
              <table:table-cell office:value-type="float" office:value="51170700">
                <text:p>511707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0900">
                <text:p>51170900</text:p>
              </table:table-cell>
              <table:table-cell office:value-type="float" office:value="51171100">
                <text:p>511711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200">
                <text:p>51171200</text:p>
              </table:table-cell>
              <table:table-cell office:value-type="float" office:value="51171100">
                <text:p>511711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200">
                <text:p>511712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600">
                <text:p>51171600</text:p>
              </table:table-cell>
              <table:table-cell office:value-type="float" office:value="51171800">
                <text:p>51171800</text:p>
              </table:table-cell>
              <table:table-cell office:value-type="float" office:value="51170900">
                <text:p>51170900</text:p>
              </table:table-cell>
              <table:table-cell office:value-type="float" office:value="51170700">
                <text:p>51170700</text:p>
              </table:table-cell>
              <table:table-cell office:value-type="float" office:value="51171100">
                <text:p>511711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0600">
                <text:p>51170600</text:p>
              </table:table-cell>
              <table:table-cell office:value-type="float" office:value="51170700">
                <text:p>511707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200">
                <text:p>51171200</text:p>
              </table:table-cell>
              <table:table-cell office:value-type="float" office:value="51171800">
                <text:p>511718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000">
                <text:p>51171000</text:p>
              </table:table-cell>
              <table:table-cell office:value-type="float" office:value="51171700">
                <text:p>51171700</text:p>
              </table:table-cell>
              <table:table-cell office:value-type="float" office:value="51171800">
                <text:p>51171800</text:p>
              </table:table-cell>
              <table:table-cell office:value-type="float" office:value="51171500">
                <text:p>51171500</text:p>
              </table:table-cell>
              <table:table-cell office:value-type="float" office:value="51171200">
                <text:p>511712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400">
                <text:p>51171400</text:p>
              </table:table-cell>
              <table:table-cell office:value-type="float" office:value="51171300">
                <text:p>51171300</text:p>
              </table:table-cell>
              <table:table-cell office:value-type="float" office:value="51171700">
                <text:p>51171700</text:p>
              </table:table-cell>
              <table:table-cell office:value-type="float" office:value="51171100">
                <text:p>51171100</text:p>
              </table:table-cell>
              <table:table-cell office:value-type="float" office:value="51171200">
                <text:p>511712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1800">
                <text:p>511718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400">
                <text:p>511724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300">
                <text:p>511723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200">
                <text:p>511722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100">
                <text:p>511721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1900">
                <text:p>51171900</text:p>
              </table:table-cell>
              <table:table-cell office:value-type="float" office:value="51172000">
                <text:p>51172000</text:p>
              </table:table-cell>
              <table:table-cell office:value-type="float" office:value="51172000">
                <text:p>5117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